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cccc00" draw:fill="solid" draw:fill-color="#ffffcc" draw:opacity="20%" draw:textarea-horizontal-align="center" draw:textarea-vertical-align="top" draw:auto-grow-height="false" draw:shadow-opacity="20%" style:writing-mode="lr-tb"/>
      <style:paragraph-properties style:writing-mode="lr-tb"/>
    </style:style>
    <style:style style:name="gr2" style:family="graphic" style:parent-style-name="standard">
      <style:graphic-properties draw:stroke="dash" draw:stroke-dash="Ultrafine_20_Dashed" svg:stroke-color="#00ae00" draw:fill="solid" draw:fill-color="#e5ffe5" draw:opacity="50%" draw:textarea-horizontal-align="left" draw:textarea-vertical-align="top" draw:auto-grow-height="false" draw:shadow-opacity="50%" style:writing-mode="lr-tb"/>
      <style:paragraph-properties style:writing-mode="lr-tb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 style:writing-mode="lr-tb"/>
      <style:paragraph-properties style:writing-mode="lr-tb"/>
    </style:style>
    <style:style style:name="gr4" style:family="graphic" style:parent-style-name="standard">
      <style:graphic-properties draw:stroke="solid" draw:stroke-dash="Ultrafine_20_Dashed" svg:stroke-color="#800000" draw:fill="solid" draw:fill-color="#ffff99" draw:textarea-horizontal-align="justify" draw:textarea-vertical-align="middle" draw:auto-grow-height="false" style:writing-mode="lr-tb"/>
      <style:paragraph-properties style:writing-mode="lr-tb"/>
    </style:style>
    <style:style style:name="gr5" style:family="graphic" style:parent-style-name="standard">
      <style:graphic-properties svg:stroke-width="0.05cm" svg:stroke-color="#008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Ultrafine_20_Dashed" svg:stroke-color="#000080" draw:fill="solid" draw:fill-color="#ffff99" draw:textarea-horizontal-align="justify" draw:textarea-vertical-align="middle" draw:auto-grow-height="false" style:writing-mode="lr-tb"/>
      <style:paragraph-properties style:writing-mode="lr-tb"/>
    </style:style>
    <style:style style:name="gr7" style:family="graphic" style:parent-style-name="standard">
      <style:graphic-properties svg:stroke-width="0.05cm" svg:stroke-color="#00008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Dashed" svg:stroke-width="0.05cm" svg:stroke-color="#008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Ultrafine_20_Dashed" svg:stroke-width="0cm" draw:marker-start-width="0.2cm" draw:marker-end-width="0.2cm" draw:fill="solid" draw:fill-color="#ffff99" draw:textarea-horizontal-align="justify" draw:textarea-vertical-align="middle" draw:auto-grow-height="false" fo:padding-top="0.125cm" fo:padding-bottom="0.125cm" fo:padding-left="0.25cm" fo:padding-right="0.25cm" style:writing-mode="lr-tb"/>
      <style:paragraph-properties style:writing-mode="lr-tb"/>
    </style:style>
    <style:style style:name="gr10" style:family="graphic" style:parent-style-name="standard">
      <style:graphic-properties svg:stroke-width="0.05cm" svg:stroke-color="#800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9cm"/>
      <style:paragraph-properties style:writing-mode="lr-tb"/>
    </style:style>
    <style:style style:name="gr12" style:family="graphic" style:parent-style-name="standard">
      <style:graphic-properties svg:stroke-color="#800000" draw:fill="solid" draw:fill-color="#ff950e" draw:opacity="40%" draw:textarea-horizontal-align="justify" draw:textarea-vertical-align="middle" draw:auto-grow-height="false" draw:shadow-opacity="40%"/>
    </style:style>
    <style:style style:name="gr13" style:family="graphic" style:parent-style-name="objectwithoutfill">
      <style:graphic-properties draw:stroke="dash" draw:stroke-dash="Dashed_20__28_var_29_" svg:stroke-width="0.2cm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solid" draw:fill-color="#ffffcc" draw:opacity="20%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e5ffe5" draw:opacity="50%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aecf00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solid" draw:fill-color="#ffff99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solid" draw:fill-color="#ff950e" draw:opacity="40%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008000" loext:opacity="100%" style:font-name="Courier New1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Courier New1" fo:font-size="7pt" style:font-size-asian="7pt" style:font-size-complex="7pt"/>
    </style:style>
    <style:style style:name="T5" style:family="text">
      <style:text-properties fo:color="#800000" loext:opacity="100%" style:font-name="Courier New1" fo:font-size="7pt" style:font-size-asian="7pt" style:font-size-complex="7pt"/>
    </style:style>
    <style:style style:name="T6" style:family="text">
      <style:text-properties fo:color="#800000" loext:opacity="100%" style:font-name="Courier New1" fo:font-size="7pt" fo:font-weight="bold" style:font-size-asian="7pt" style:font-weight-asian="bold" style:font-size-complex="7pt" style:font-weight-complex="bold"/>
    </style:style>
    <style:style style:name="T7" style:family="text">
      <style:text-properties fo:color="#000080" loext:opacity="100%" style:font-name="Courier New1" fo:font-size="7pt" style:font-size-asian="7pt" style:font-size-complex="7pt"/>
    </style:style>
    <style:style style:name="T8" style:family="text">
      <style:text-properties fo:color="#000080" loext:opacity="100%" style:font-name="Courier New1" fo:font-size="7pt" fo:font-weight="bold" style:font-size-asian="7pt" style:font-weight-asian="bold" style:font-size-complex="7pt" style:font-weight-complex="bold"/>
    </style:style>
    <style:style style:name="T9" style:family="text">
      <style:text-properties style:font-name="Courier New1"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008000" loext:opacity="100%" style:font-name="Courier New1" fo:font-size="7pt" style:font-size-asian="7pt" style:font-size-complex="7pt"/>
    </style:style>
    <style:style style:name="T11" style:family="text">
      <style:text-properties fo:color="#008000" loext:opacity="100%" style:font-name="Courier New1" fo:font-size="7pt" fo:font-weight="bold" style:font-size-asian="7pt" style:font-weight-asian="bold" style:font-size-complex="7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Courier New1" fo:font-size="9pt" style:font-size-asian="9pt" style:font-size-complex="9pt"/>
    </style:style>
    <style:style style:name="T15" style:family="text">
      <style:text-properties fo:color="#800000" loext:opacity="100%" style:font-name="Courier New1" fo:font-size="9pt" style:font-size-asian="9pt" style:font-size-complex="9pt"/>
    </style:style>
    <style:style style:name="T16" style:family="text">
      <style:text-properties fo:color="#800000" loext:opacity="100%" style:font-name="Courier New1" fo:font-size="9pt" fo:font-weight="bold" style:font-size-asian="9pt" style:font-weight-asian="bold" style:font-size-complex="9pt" style:font-weight-complex="bold"/>
    </style:style>
    <style:style style:name="T17" style:family="text">
      <style:text-properties fo:color="#000080" loext:opacity="100%" style:font-name="Courier New1" fo:font-size="9pt" style:font-size-asian="9pt" style:font-size-complex="9pt"/>
    </style:style>
    <style:style style:name="T18" style:family="text">
      <style:text-properties fo:color="#000080" loext:opacity="100%" style:font-name="Courier New1" fo:font-size="9pt" fo:font-weight="bold" style:font-size-asian="9pt" style:font-weight-asian="bold" style:font-size-complex="9pt" style:font-weight-complex="bold"/>
    </style:style>
    <style:style style:name="T19" style:family="text">
      <style:text-properties fo:color="#008000" loext:opacity="100%" style:font-name="Courier New1" fo:font-size="9pt" fo:font-weight="bold" style:font-size-asian="9pt" style:font-weight-asian="bold" style:font-size-complex="9pt" style:font-weight-complex="bold"/>
    </style:style>
    <style:style style:name="T20" style:family="text">
      <style:text-properties style:font-name="Courier New1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684cm" svg:height="8.382cm" svg:x="7.858cm" svg:y="4.556cm">
          <text:p text:style-name="P1"><text:span text:style-name="T1">mi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5.842cm" svg:height="7.62cm" svg:x="1cm" svg:y="5.318cm">
          <draw:glue-point draw:id="4" svg:x="5cm" svg:y="2.333cm"/>
          <text:p text:style-name="P1"><text:span text:style-name="T1">Resource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4.63cm" svg:height="1.519cm" svg:x="1.45cm" svg:y="6.588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" draw:id="id1" draw:layer="layout" svg:width="6.372cm" svg:height="3.048cm" svg:x="8.344cm" svg:y="5.826cm">
          <text:p text:style-name="P1"><text:span text:style-name="T1">Entitlement Shadow</text:span></text:p>
          <text:p text:style-name="P5"><text:span text:style-name="T4"><text:s/></text:span><text:span text:style-name="T1"><text:line-break/></text:span><text:span text:style-name="T5">oid = </text:span><text:span text:style-name="T6">ae932d4f-...</text:span></text:p>
          <text:p text:style-name="P5"><text:span text:style-name="T4">name = ”pirates”</text:span><text:span text:style-name="T4"><text:line-break/></text:span><text:span text:style-name="T7">resourceRef oid=</text:span><text:span text:style-name="T8">aa19d01e-...</text:span><text:span text:style-name="T4"><text:line-break/></text:span><text:span text:style-name="T4">objectClass = Group</text:span></text:p>
          <text:p text:style-name="P5"><text:span text:style-name="T9">kind = entitlement</text:span><text:span text:style-name="T4"><text:line-break/></text:span><text:span text:style-name="T4">attributes:</text:span><text:span text:style-name="T4"><text:line-break/></text:span><text:span text:style-name="T4"> <text:s/></text:span><text:span text:style-name="T10">icfs:uid = ”</text:span><text:span text:style-name="T11">cn=pirates,ou=Groups,...</text:span><text:span text:style-name="T10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curve" svg:x1="8.344cm" svg:y1="7.35cm" svg:x2="6.08cm" svg:y2="7.347cm" draw:start-shape="id1" draw:start-glue-point="3" draw:end-shape="id2" draw:end-glue-point="1" svg:d="M8344 7350c-1696 0-565-3-2264-3" svg:viewBox="0 0 2265 4">
          <text:p/>
        </draw:connector>
        <draw:custom-shape draw:style-name="gr6" draw:text-style-name="P6" xml:id="id3" draw:id="id3" draw:layer="layout" svg:width="5.864cm" svg:height="3.048cm" svg:x="13.17cm" svg:y="9.382cm">
          <text:p text:style-name="P1"><text:span text:style-name="T1">Resource</text:span></text:p>
          <text:p text:style-name="P5"><text:span text:style-name="T4"><text:s/></text:span><text:span text:style-name="T1"><text:line-break/></text:span><text:span text:style-name="T7">oid = </text:span><text:span text:style-name="T8">aa19d01e-...</text:span></text:p>
          <text:p text:style-name="P5"><text:span text:style-name="T4">name = ”Resource A”</text:span><text:span text:style-name="T4"><text:line-break/></text:span><text:span text:style-name="T4">connectorRef oid=.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389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14.716cm" svg:y1="7.35cm" svg:x2="16.102cm" svg:y2="9.382cm" draw:start-shape="id1" draw:start-glue-point="1" draw:end-shape="id3" svg:d="M14716 7350c924 0 1386 677 1386 2032" svg:viewBox="0 0 1387 2033">
          <text:p/>
        </draw:connector>
        <draw:connector draw:style-name="gr8" draw:text-style-name="P7" draw:layer="layout" draw:type="curve" svg:x1="13.17cm" svg:y1="10.906cm" svg:x2="6.842cm" svg:y2="10.905cm" draw:start-shape="id3" draw:end-shape="id4" draw:end-glue-point="4" svg:d="M13170 10906c-4746 0-1582-1-6328-1" svg:viewBox="0 0 6329 2">
          <text:p/>
        </draw:connector>
        <draw:custom-shape draw:style-name="gr3" draw:text-style-name="P4" draw:layer="layout" svg:width="4.63cm" svg:height="1.519cm" svg:x="1.45cm" svg:y="6.589cm">
          <text:p text:style-name="P1"><text:span text:style-name="T1">Group</text:span><text:span text:style-name="T1"><text:line-break/></text:span><text:span text:style-name="T2"> </text:span></text:p>
          <text:p text:style-name="P1"><text:span text:style-name="T11">cn=pirates,ou=Groups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" draw:text-style-name="P2" draw:layer="layout" svg:width="11.684cm" svg:height="15.748cm" svg:x="7.858cm" svg:y="1.508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5.842cm" svg:height="11.938cm" svg:x="1cm" svg:y="5.318cm">
          <draw:glue-point draw:id="4" svg:x="5cm" svg:y="2.333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4.63cm" svg:height="1.519cm" svg:x="1.45cm" svg:y="10.906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5" draw:id="id5" draw:layer="layout" svg:width="6.372cm" svg:height="3.048cm" svg:x="8.344cm" svg:y="10.144cm">
          <text:p text:style-name="P1"><text:span text:style-name="T1">Entitlement Shadow</text:span></text:p>
          <text:p text:style-name="P5"><text:span text:style-name="T4"><text:s/></text:span><text:span text:style-name="T1"><text:line-break/></text:span><text:span text:style-name="T5">oid = </text:span><text:span text:style-name="T6">ae932d4f-...</text:span></text:p>
          <text:p text:style-name="P5"><text:span text:style-name="T4">name = ”pirates”</text:span><text:span text:style-name="T4"><text:line-break/></text:span><text:span text:style-name="T7">resourceRef oid=</text:span><text:span text:style-name="T8">aa19d01e-...</text:span><text:span text:style-name="T4"><text:line-break/></text:span><text:span text:style-name="T4">objectClass = Group</text:span></text:p>
          <text:p text:style-name="P5"><text:span text:style-name="T9">kind = entitlement</text:span><text:span text:style-name="T4"><text:line-break/></text:span><text:span text:style-name="T4">attributes:</text:span><text:span text:style-name="T4"><text:line-break/></text:span><text:span text:style-name="T4"> <text:s/></text:span><text:span text:style-name="T10">icfs:uid = ”</text:span><text:span text:style-name="T11">cn=pirates,ou=Groups,...</text:span><text:span text:style-name="T10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curve" svg:x1="8.344cm" svg:y1="11.668cm" svg:x2="6.08cm" svg:y2="11.665cm" draw:start-shape="id5" draw:start-glue-point="3" draw:end-shape="id6" draw:end-glue-point="1" svg:d="M8344 11668c-1696 0-565-3-2264-3" svg:viewBox="0 0 2265 4">
          <text:p/>
        </draw:connector>
        <draw:custom-shape draw:style-name="gr6" draw:text-style-name="P6" xml:id="id7" draw:id="id7" draw:layer="layout" svg:width="5.864cm" svg:height="3.048cm" svg:x="13.17cm" svg:y="13.7cm">
          <text:p text:style-name="P1"><text:span text:style-name="T1">Resource</text:span></text:p>
          <text:p text:style-name="P5"><text:span text:style-name="T4"><text:s/></text:span><text:span text:style-name="T1"><text:line-break/></text:span><text:span text:style-name="T7">oid = </text:span><text:span text:style-name="T8">aa19d01e-...</text:span></text:p>
          <text:p text:style-name="P5"><text:span text:style-name="T4">name = ”Resource A”</text:span><text:span text:style-name="T4"><text:line-break/></text:span><text:span text:style-name="T4">connectorRef oid=.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389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14.716cm" svg:y1="11.668cm" svg:x2="16.102cm" svg:y2="13.7cm" draw:start-shape="id5" draw:start-glue-point="1" draw:end-shape="id7" svg:d="M14716 11668c924 0 1386 677 1386 2032" svg:viewBox="0 0 1387 2033">
          <text:p/>
        </draw:connector>
        <draw:connector draw:style-name="gr8" draw:text-style-name="P7" draw:layer="layout" draw:type="curve" svg:x1="13.17cm" svg:y1="15.224cm" svg:x2="6.842cm" svg:y2="14.072cm" draw:start-shape="id7" draw:end-shape="id8" draw:end-glue-point="4" svg:d="M13170 15224c-4746 0-1582-1152-6328-1152" svg:viewBox="0 0 6329 1153">
          <text:p/>
        </draw:connector>
        <draw:custom-shape draw:style-name="gr3" draw:text-style-name="P4" xml:id="id11" draw:id="id11" draw:layer="layout" svg:width="4.63cm" svg:height="1.519cm" svg:x="1.45cm" svg:y="10.907cm">
          <text:p text:style-name="P1"><text:span text:style-name="T1">Group</text:span><text:span text:style-name="T1"><text:line-break/></text:span><text:span text:style-name="T2"> </text:span></text:p>
          <text:p text:style-name="P1"><text:span text:style-name="T11">cn=pirates,ou=Groups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0" draw:id="id10" draw:layer="layout" svg:width="6.372cm" svg:height="3.048cm" svg:x="8.344cm" svg:y="5.826cm">
          <text:p text:style-name="P1"><text:span text:style-name="T1">Account Shadow</text:span></text:p>
          <text:p text:style-name="P5"><text:span text:style-name="T4"><text:s/></text:span><text:span text:style-name="T1"><text:line-break/></text:span><text:span text:style-name="T5">oid = </text:span><text:span text:style-name="T6">f792ad4e-...</text:span></text:p>
          <text:p text:style-name="P5"><text:span text:style-name="T4">name = ”jsparrow”</text:span><text:span text:style-name="T4"><text:line-break/></text:span><text:span text:style-name="T7">resourceRef oid=</text:span><text:span text:style-name="T8">aa19d01e-...</text:span><text:span text:style-name="T4"><text:line-break/></text:span><text:span text:style-name="T4">objectClass = Account</text:span><text:span text:style-name="T4"><text:line-break/></text:span><text:span text:style-name="T4">attributes:</text:span><text:span text:style-name="T4"><text:line-break/></text:span><text:span text:style-name="T4"> <text:s/></text:span><text:span text:style-name="T10">icfs:uid = ”</text:span><text:span text:style-name="T11">uid=jsparrow,ou=People,...</text:span><text:span text:style-name="T10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9" draw:id="id9" draw:layer="layout" svg:width="5.334cm" svg:height="2.54cm" svg:x="12.43cm" svg:y="2.778cm">
          <draw:glue-point draw:id="4" svg:x="2.351cm" svg:y="-5cm"/>
          <draw:glue-point draw:id="5" svg:x="-2.11cm" svg:y="-5cm"/>
          <text:p text:style-name="P1"><text:span text:style-name="T1">User</text:span></text:p>
          <text:p text:style-name="P5"><text:span text:style-name="T4"><text:s/></text:span><text:span text:style-name="T1"><text:line-break/></text:span><text:span text:style-name="T4">oid = 8c048b2e-...-001e8c717e5b</text:span></text:p>
          <text:p text:style-name="P5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…</text:span><text:span text:style-name="T4"><text:line-break/></text:span><text:span text:style-name="T5">accountRef oid=</text:span><text:span text:style-name="T6">f792ad4e-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curve" svg:x1="12.43cm" svg:y1="4.048cm" svg:x2="11.53cm" svg:y2="5.826cm" draw:start-shape="id9" draw:start-glue-point="3" draw:end-shape="id10" svg:d="M12430 4048c-600 0-900 592-900 1778" svg:viewBox="0 0 901 1779">
          <text:p/>
        </draw:connector>
        <draw:connector draw:style-name="gr5" draw:text-style-name="P7" draw:layer="layout" draw:type="curve" svg:x1="8.344cm" svg:y1="7.35cm" svg:x2="6.08cm" svg:y2="7.347cm" draw:start-shape="id10" draw:start-glue-point="3" svg:d="M8344 7350c-2073 0-941-3-2264-3" svg:viewBox="0 0 2265 4">
          <text:p/>
        </draw:connector>
        <draw:custom-shape draw:style-name="gr3" draw:text-style-name="P4" xml:id="id12" draw:id="id12" draw:layer="layout" svg:width="4.63cm" svg:height="1.519cm" svg:x="1.45cm" svg:y="6.589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1">uid=jsparrow,ou=People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14.716cm" svg:y1="7.35cm" svg:x2="16.102cm" svg:y2="13.7cm" draw:start-shape="id10" draw:start-glue-point="1" draw:end-shape="id7" draw:end-glue-point="0" svg:d="M14716 7350c924 0 1386 2116 1386 6350" svg:viewBox="0 0 1387 6351">
          <text:p/>
        </draw:connector>
        <draw:connector draw:style-name="gr5" draw:text-style-name="P7" draw:layer="layout" draw:type="curve" svg:x1="3.765cm" svg:y1="10.907cm" svg:x2="3.765cm" svg:y2="8.108cm" draw:start-shape="id11" draw:end-shape="id12" draw:end-glue-point="2" svg:d="M3765 10907v-2799" svg:viewBox="0 0 1 2800">
          <text:p/>
        </draw:connector>
        <draw:frame draw:style-name="gr11" draw:text-style-name="P8" draw:layer="layout" svg:width="1.789cm" svg:height="0.645cm" svg:x="2.016cm" svg:y="10.261cm">
          <draw:text-box>
            <text:p><text:span text:style-name="T12">member</text:span></text:p>
          </draw:text-box>
        </draw:frame>
      </draw:page>
      <draw:page draw:name="page3" draw:style-name="dp1" draw:master-page-name="Default">
        <draw:custom-shape draw:style-name="gr1" draw:text-style-name="P2" draw:layer="layout" svg:width="11.684cm" svg:height="17.78cm" svg:x="7.858cm" svg:y="2.27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0.668cm" svg:height="8.89cm" svg:x="8.112cm" svg:y="10.652cm">
          <text:p/>
          <draw:enhanced-geometry svg:viewBox="0 0 88 21600" draw:glue-points="44 ?f6 44 0 0 10800 44 21600 88 10800" draw:text-areas="0 ?f6 88 ?f3" draw:type="can" draw:modifiers="2580.0472387807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5.842cm" svg:height="8.988cm" svg:x="1cm" svg:y="11.062cm">
          <draw:glue-point draw:id="4" svg:x="5cm" svg:y="2.333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4.63cm" svg:height="1.519cm" svg:x="1.45cm" svg:y="16.494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3" draw:id="id13" draw:layer="layout" svg:width="6.372cm" svg:height="3.048cm" svg:x="8.344cm" svg:y="15.732cm">
          <text:p text:style-name="P1"><text:span text:style-name="T1">Entitlement Shadow</text:span></text:p>
          <text:p text:style-name="P5"><text:span text:style-name="T4"><text:s/></text:span><text:span text:style-name="T1"><text:line-break/></text:span><text:span text:style-name="T5">oid = </text:span><text:span text:style-name="T6">ae932d4f-...</text:span></text:p>
          <text:p text:style-name="P5"><text:span text:style-name="T4">name = ”pirates”</text:span><text:span text:style-name="T4"><text:line-break/></text:span><text:span text:style-name="T7">resourceRef oid=</text:span><text:span text:style-name="T8">aa19d01e-...</text:span><text:span text:style-name="T4"><text:line-break/></text:span><text:span text:style-name="T4">objectClass = Group</text:span></text:p>
          <text:p text:style-name="P5"><text:span text:style-name="T9">kind = entitlement</text:span><text:span text:style-name="T4"><text:line-break/></text:span><text:span text:style-name="T4">attributes:</text:span><text:span text:style-name="T4"><text:line-break/></text:span><text:span text:style-name="T4"> <text:s/></text:span><text:span text:style-name="T10">icfs:uid = ”</text:span><text:span text:style-name="T11">cn=pirates,ou=Groups,...</text:span><text:span text:style-name="T10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curve" svg:x1="8.344cm" svg:y1="17.256cm" svg:x2="6.08cm" svg:y2="17.253cm" draw:start-shape="id13" draw:start-glue-point="3" draw:end-shape="id14" draw:end-glue-point="1" svg:d="M8344 17256c-1696 0-565-3-2264-3" svg:viewBox="0 0 2265 4">
          <text:p/>
        </draw:connector>
        <draw:custom-shape draw:style-name="gr3" draw:text-style-name="P4" xml:id="id18" draw:id="id18" draw:layer="layout" svg:width="4.63cm" svg:height="1.519cm" svg:x="1.45cm" svg:y="16.495cm">
          <text:p text:style-name="P1"><text:span text:style-name="T1">Group</text:span><text:span text:style-name="T1"><text:line-break/></text:span><text:span text:style-name="T2"> </text:span></text:p>
          <text:p text:style-name="P1"><text:span text:style-name="T11">cn=pirates,ou=Groups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6" draw:id="id16" draw:layer="layout" svg:width="6.372cm" svg:height="3.048cm" svg:x="8.344cm" svg:y="12.176cm">
          <draw:glue-point draw:id="4" svg:x="-2.573cm" svg:y="-5cm"/>
          <text:p text:style-name="P1"><text:span text:style-name="T1">Account Shadow</text:span></text:p>
          <text:p text:style-name="P5"><text:span text:style-name="T4"><text:s/></text:span><text:span text:style-name="T1"><text:line-break/></text:span><text:span text:style-name="T5">oid = </text:span><text:span text:style-name="T6">f792ad4e-...</text:span></text:p>
          <text:p text:style-name="P5"><text:span text:style-name="T4">name = ”jsparrow”</text:span><text:span text:style-name="T4"><text:line-break/></text:span><text:span text:style-name="T7">resourceRef oid=</text:span><text:span text:style-name="T8">aa19d01e-...</text:span><text:span text:style-name="T4"><text:line-break/></text:span><text:span text:style-name="T4">objectClass = Account</text:span><text:span text:style-name="T4"><text:line-break/></text:span><text:span text:style-name="T4">attributes:</text:span><text:span text:style-name="T4"><text:line-break/></text:span><text:span text:style-name="T4"> <text:s/></text:span><text:span text:style-name="T10">icfs:uid = ”</text:span><text:span text:style-name="T11">uid=jsparrow,ou=People,...</text:span><text:span text:style-name="T10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15" draw:id="id15" draw:layer="layout" svg:width="5.334cm" svg:height="2.54cm" svg:x="13.192cm" svg:y="8.874cm">
          <draw:glue-point draw:id="4" svg:x="2.351cm" svg:y="-5cm"/>
          <draw:glue-point draw:id="5" svg:x="-2.11cm" svg:y="-5cm"/>
          <text:p text:style-name="P1"><text:span text:style-name="T1">User</text:span></text:p>
          <text:p text:style-name="P5"><text:span text:style-name="T4"><text:s/></text:span><text:span text:style-name="T1"><text:line-break/></text:span><text:span text:style-name="T4">oid = 8c048b2e-...-001e8c717e5b</text:span></text:p>
          <text:p text:style-name="P5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…</text:span><text:span text:style-name="T4"><text:line-break/></text:span><text:span text:style-name="T4">link</text:span><text:span text:style-name="T5">Ref oid=</text:span><text:span text:style-name="T6">f792ad4e-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curve" svg:x1="13.192cm" svg:y1="10.144cm" svg:x2="11.53cm" svg:y2="12.176cm" draw:start-shape="id15" draw:start-glue-point="3" draw:end-shape="id16" svg:d="M13192 10144c-1108 0-1662 677-1662 2032" svg:viewBox="0 0 1663 2033">
          <text:p/>
        </draw:connector>
        <draw:connector draw:style-name="gr5" draw:text-style-name="P7" draw:layer="layout" draw:type="curve" svg:x1="8.344cm" svg:y1="13.7cm" svg:x2="6.08cm" svg:y2="13.698cm" draw:start-shape="id16" draw:start-glue-point="3" draw:end-shape="id17" draw:end-glue-point="1" svg:d="M8344 13700c-1696 0-565-2-2264-2" svg:viewBox="0 0 2265 3">
          <text:p/>
        </draw:connector>
        <draw:custom-shape draw:style-name="gr3" draw:text-style-name="P4" xml:id="id17" draw:id="id17" draw:layer="layout" svg:width="4.63cm" svg:height="1.519cm" svg:x="1.45cm" svg:y="12.939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1">uid=jsparrow,ou=People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curve" svg:x1="3.765cm" svg:y1="16.495cm" svg:x2="3.765cm" svg:y2="14.458cm" draw:start-shape="id18" draw:end-shape="id17" draw:end-glue-point="2" svg:d="M3765 16495v-2037" svg:viewBox="0 0 1 2038">
          <text:p/>
        </draw:connector>
        <draw:frame draw:style-name="gr11" draw:text-style-name="P8" draw:layer="layout" svg:width="1.789cm" svg:height="0.645cm" svg:x="2.016cm" svg:y="15.849cm">
          <draw:text-box>
            <text:p><text:span text:style-name="T12">member</text:span></text:p>
          </draw:text-box>
        </draw:frame>
        <draw:custom-shape draw:style-name="gr4" draw:text-style-name="P6" xml:id="id19" draw:id="id19" draw:layer="layout" svg:width="9.398cm" svg:height="6.858cm" svg:x="2.778cm" svg:y="2.524cm">
          <text:p text:style-name="P1"><text:span text:style-name="T13">Account Shadow</text:span></text:p>
          <text:p text:style-name="P5"><text:span text:style-name="T14"><text:s/></text:span><text:span text:style-name="T13"><text:line-break/></text:span><text:span text:style-name="T15">oid = </text:span><text:span text:style-name="T16">f792ad4e-...</text:span></text:p>
          <text:p text:style-name="P5"><text:span text:style-name="T14">name = ”jsparrow”</text:span><text:span text:style-name="T14"><text:line-break/></text:span><text:span text:style-name="T17">resourceRef oid=</text:span><text:span text:style-name="T18">aa19d01e-...</text:span><text:span text:style-name="T14"><text:line-break/></text:span><text:span text:style-name="T14">objectClass = Account</text:span><text:span text:style-name="T14"><text:line-break/></text:span><text:span text:style-name="T19">attributes:</text:span><text:span text:style-name="T20"><text:line-break/></text:span><text:span text:style-name="T20"> <text:s/></text:span><text:span text:style-name="T19">icfs:uid = ”uid=jsparrow,ou=People,...”</text:span></text:p>
          <text:p text:style-name="P5"><text:span text:style-name="T19"><text:s text:c="2"/></text:span><text:span text:style-name="T19">ri:cn = ”Jack Sparrow”</text:span></text:p>
          <text:p text:style-name="P5"><text:span text:style-name="T19"><text:s text:c="2"/>…</text:span></text:p>
          <text:p text:style-name="P5"><text:span text:style-name="T19">activation:</text:span></text:p>
          <text:p text:style-name="P5"><text:span text:style-name="T19"><text:s text:c="2"/></text:span><text:span text:style-name="T19">administrativeStatus = enabled</text:span></text:p>
          <text:p text:style-name="P5"><text:span text:style-name="T19">associations:</text:span><text:span text:style-name="T20"><text:line-break/></text:span><text:span text:style-name="T19"> <text:s/>ri:group:</text:span></text:p>
          <text:p text:style-name="P5"><text:span text:style-name="T19"><text:s text:c="4"/></text:span><text:span text:style-name="T19">shadowRef oid=ae932d4f-...</text:span></text:p>
          <text:p text:style-name="P5"><text:span text:style-name="T19"><text:s text:c="6"/></text:span><text:span text:style-name="T19">attributes:</text:span></text:p>
          <text:p text:style-name="P5"><text:span text:style-name="T19"><text:s text:c="8"/></text:span><text:span text:style-name="T19">icfs:uid = ”cn=pirates,ou=Groups,...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0" draw:layer="layout" draw:type="curve" svg:x1="9.891cm" svg:y1="12.176cm" svg:x2="7.477cm" svg:y2="9.382cm" draw:start-shape="id16" draw:start-glue-point="4" draw:end-shape="id19" draw:end-glue-point="2" svg:d="M9891 12176c0-2094-2414-697-2414-2794" svg:viewBox="0 0 2415 2795">
          <text:p/>
        </draw:connector>
        <draw:frame draw:style-name="gr14" draw:text-style-name="P11" draw:layer="layout" svg:width="2.602cm" svg:height="0.725cm" svg:x="8.112cm" svg:y="9.636cm">
          <draw:text-box>
            <text:p><text:span text:style-name="T1">getObject()</text:span></text:p>
          </draw:text-box>
        </draw:frame>
        <draw:frame draw:style-name="gr15" draw:text-style-name="P11" draw:layer="layout" svg:width="2.365cm" svg:height="1.673cm" svg:x="16.415cm" svg:y="17.361cm">
          <draw:text-box>
            <text:p><text:span text:style-name="T1">midPoint </text:span><text:span text:style-name="T1"><text:line-break/></text:span><text:span text:style-name="T1">identity</text:span><text:span text:style-name="T1"><text:line-break/></text:span><text:span text:style-name="T1">reposito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dovan Semančík</meta:initial-creator>
    <meta:creation-date>2011-09-26T17:04:13</meta:creation-date>
    <dc:date>2024-11-08T20:44:35.913000000</dc:date>
    <meta:editing-duration>P1DT8H59M16S</meta:editing-duration>
    <meta:editing-cycles>88</meta:editing-cycles>
    <meta:generator>LibreOffice/7.5.8.2$Windows_X86_64 LibreOffice_project/f718d63693263970429a68f568db6046aaa9df01</meta:generator>
    <meta:document-statistic meta:object-count="44"/>
  </office:meta>
</office:document-meta>
</file>